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62150000569D967FE6A7.svm" manifest:media-type=""/>
  <manifest:file-entry manifest:full-path="Pictures/200000090000457500001FD6E39BDB5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9d" officeooo:paragraph-rsid="0001e39d"/>
    </style:style>
    <style:style style:name="P2" style:family="paragraph" style:parent-style-name="Standard">
      <style:text-properties officeooo:rsid="0003d47f" officeooo:paragraph-rsid="0003d47f"/>
    </style:style>
    <style:style style:name="P3" style:family="paragraph" style:parent-style-name="Standard">
      <style:paragraph-properties fo:text-align="end" style:justify-single-word="false"/>
      <style:text-properties officeooo:rsid="000a4016" officeooo:paragraph-rsid="000a4016"/>
    </style:style>
    <style:style style:name="P4" style:family="paragraph" style:parent-style-name="Standard">
      <style:text-properties officeooo:rsid="0004664a" officeooo:paragraph-rsid="00101be1"/>
    </style:style>
    <style:style style:name="P5" style:family="paragraph" style:parent-style-name="Standard">
      <style:text-properties officeooo:rsid="0004664a" officeooo:paragraph-rsid="00120ea6"/>
    </style:style>
    <style:style style:name="P6" style:family="paragraph" style:parent-style-name="Standard">
      <style:text-properties officeooo:rsid="0004664a" officeooo:paragraph-rsid="0012d925"/>
    </style:style>
    <style:style style:name="P7" style:family="paragraph" style:parent-style-name="Standard">
      <style:text-properties officeooo:rsid="0004664a" officeooo:paragraph-rsid="001816ae"/>
    </style:style>
    <style:style style:name="P8" style:family="paragraph" style:parent-style-name="Standard">
      <style:text-properties officeooo:paragraph-rsid="00120ea6"/>
    </style:style>
    <style:style style:name="P9" style:family="paragraph" style:parent-style-name="Standard">
      <style:text-properties officeooo:paragraph-rsid="00168096"/>
    </style:style>
    <style:style style:name="P10" style:family="paragraph" style:parent-style-name="Standard">
      <style:text-properties officeooo:rsid="00168096" officeooo:paragraph-rsid="00168096"/>
    </style:style>
    <style:style style:name="P11" style:family="paragraph" style:parent-style-name="Standard">
      <style:text-properties officeooo:rsid="00168096" officeooo:paragraph-rsid="001816ae"/>
    </style:style>
    <style:style style:name="P12" style:family="paragraph" style:parent-style-name="Standard">
      <style:text-properties officeooo:rsid="00120ea6" officeooo:paragraph-rsid="00168096"/>
    </style:style>
    <style:style style:name="P13" style:family="paragraph" style:parent-style-name="Standard">
      <style:paragraph-properties fo:text-align="center" style:justify-single-word="false"/>
      <style:text-properties fo:font-size="10pt" officeooo:rsid="00170691" officeooo:paragraph-rsid="00170691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68096" officeooo:paragraph-rsid="00168096" style:font-size-asian="10pt" style:font-size-complex="10pt"/>
    </style:style>
    <style:style style:name="P15" style:family="paragraph" style:parent-style-name="Standard">
      <style:text-properties officeooo:rsid="0012d925" officeooo:paragraph-rsid="00120ea6"/>
    </style:style>
    <style:style style:name="P16" style:family="paragraph" style:parent-style-name="Standard">
      <style:text-properties officeooo:rsid="0012d925" officeooo:paragraph-rsid="0012d925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officeooo:rsid="0001e39d" officeooo:paragraph-rsid="0001e39d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20ea6" officeooo:paragraph-rsid="00120ea6"/>
    </style:style>
    <style:style style:name="P19" style:family="paragraph" style:parent-style-name="Standard">
      <style:text-properties officeooo:rsid="0004664a" officeooo:paragraph-rsid="001816ae"/>
    </style:style>
    <style:style style:name="T1" style:family="text">
      <style:text-properties officeooo:rsid="0004664a"/>
    </style:style>
    <style:style style:name="T2" style:family="text">
      <style:text-properties officeooo:rsid="00095905"/>
    </style:style>
    <style:style style:name="T3" style:family="text">
      <style:text-properties officeooo:rsid="000d5c96"/>
    </style:style>
    <style:style style:name="T4" style:family="text">
      <style:text-properties style:text-underline-style="none" officeooo:rsid="000d5c96"/>
    </style:style>
    <style:style style:name="T5" style:family="text">
      <style:text-properties officeooo:rsid="00120ea6"/>
    </style:style>
    <style:style style:name="T6" style:family="text">
      <style:text-properties officeooo:rsid="0012d925"/>
    </style:style>
    <style:style style:name="T7" style:family="text">
      <style:text-properties officeooo:rsid="00137615"/>
    </style:style>
    <style:style style:name="T8" style:family="text">
      <style:text-properties officeooo:rsid="00168096"/>
    </style:style>
    <style:style style:name="T9" style:family="text">
      <style:text-properties officeooo:rsid="00170691"/>
    </style:style>
    <style:style style:name="T10" style:family="text">
      <style:text-properties officeooo:rsid="0018e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6d) </text:span><text:span text:style-name="T3">Oberfläche mit Wischen</text:span></text:p>
      <text:p text:style-name="P1"/>
      <text:p text:style-name="P3">von Anja Hafner</text:p>
      <text:p text:style-name="P2"/>
      <text:p text:style-name="P2">Für die Steuerung der App durch Wischen wird ein neues Projekt mit dem Namen „<text:span text:style-name="T2">Slide</text:span>App“ erstellt.</text:p>
      <text:p text:style-name="P10">Ziel ist es, ein Bild, <text:span text:style-name="T10">das</text:span> in dem „drawable“-Ordner im „res“-Ordner des Projektes gespeichert ist, per Drag-and-Drop Prinzip über den Handybildschirm zu bewegen.</text:p>
      <text:p text:style-name="P10"/>
      <text:p text:style-name="P9"><text:span text:style-name="T8">Das Bild wird mit dem Befehl „android:src=“@drawable/fish““ als imageView in der „activity_layout_slide.xml“ Datei eingefügt.</text:span><text:span text:style-name="T1"> </text:span><text:span text:style-name="T5">Um den Hintergrund dem Thema entsprechend anzupassen, wird auch hier ein Bild mit dem Befehl: „android:background=“@drawable/sea““ eingefügt. Dieses Bild befindet sich ebenfalls im „drawable“-Ordner des Projektes.</text:span></text:p>
      <text:p text:style-name="P12"/>
      <text:p text:style-name="P8"><text:span text:style-name="T5">Nun soll das zu bewegende Bild, welches sich im Moment im oberen linken Rand des Bildschirms befindet, zentriert angezeigt werden. Dazu wird im ImageView der Befehl „android:layout_centerInParen</text:span><text:span text:style-name="T9">t</text:span><text:span text:style-name="T5">=“true““ hinzugefügt. In diesem Fall ist der Parent die View, in dem das Bild implementiert ist.</text:span></text:p>
      <text:p text:style-name="P18"/>
      <text:p text:style-name="P13"><draw:frame draw:style-name="fr1" draw:name="Grafik1" text:anchor-type="paragraph" svg:x="0.325cm" svg:y="0.342cm" svg:width="16.055cm" svg:height="6.826cm" draw:z-index="0"><draw:image xlink:href="Pictures/200000090000457500001FD6E39BDB55.svm" xlink:type="simple" xlink:show="embed" xlink:actuate="onLoad"/></draw:frame>(Screenshot der „activity_layout_slide.xml“ Datei)</text:p>
      <text:p text:style-name="P4"/>
      <text:p text:style-name="P5"><text:span text:style-name="T5">Die Bewegung des Fisches durch Wischen wir</text:span><text:span text:style-name="T9">d</text:span><text:span text:style-name="T5"> mit Hilfe eines sogenannten „onTouch“-Listeners realisiert. </text:span><text:span text:style-name="T6">Dieser ist in zwei Ausführungen im Programm vorhanden: Einmal ein „onTouch“-Listener für die ViewGroup (eine View, die andere Views </text:span><text:span text:style-name="T9">beinhalten</text:span><text:span text:style-name="T6"> kann, </text:span><text:span text:style-name="T10">in diesem Fall</text:span><text:span text:style-name="T6"> das Bild des Fisches) und für das Bild, </text:span><text:span text:style-name="T9">welches</text:span><text:span text:style-name="T6"> bewegt werden soll.</text:span></text:p>
      <text:p text:style-name="P15"/>
      <text:p text:style-name="P6"><text:span text:style-name="T7">Im „onTouch“-Listener des Bildes</text:span><text:span text:style-name="T6"> wird überprüft, ob eine Berührung des Touch-Displays stattfindet. Ist dies der Fall, wird die aktuelle Postion mittels eines Offsets berechnet. Findet keine Berührung statt, passiert nichts.</text:span></text:p>
      <text:p text:style-name="P16"/>
      <text:p text:style-name="P7"><text:span text:style-name="T7">Ob während der Berührung eine Bewegung innerhalb des Bildes stattfindet, wird im „onTouch“-Listener der ViewGroup überprüft. Hierbei werden die Koordinaten des Bildes </text:span><text:span text:style-name="T8">mit der Methode „getLocationOnScreen“</text:span><text:span text:style-name="T7"> ermittelt. </text:span><text:span text:style-name="T8">Diese Koordinaten werden von den Koordinaten des gedrückten Punktes abgezogen. </text:span><text:span text:style-name="T9">Anschließend</text:span><text:span text:style-name="T8"> wird </text:span><text:span text:style-name="T7">überpüft, ob die Bewegung innerhalb eines bestimmten Toleranzbereich</text:span><text:span text:style-name="T9">e</text:span><text:span text:style-name="T7">s liegt. (if (MotionEvent.ACTION_MOVE &gt;= imageX – 70 &amp;&amp; MotionEvent.ACTION_MOVE &lt; imageX + 70 || MotionEvent.ACTION_MOVE &gt;= imageY – 30 &amp;&amp; MotionEvent.ACTION_MOVE&lt; imageY + 30). </text:span></text:p>
      <text:p text:style-name="P7"><text:soft-page-break/><text:span text:style-name="T7">Wurde das Bild berührt, wird die Methode zum Bewegen des Fisches </text:span><text:span text:style-name="T9">(„moveImage“)</text:span><text:span text:style-name="T7"> aufgerufen.</text:span></text:p>
      <text:p text:style-name="P11">Die Methode „moveImage“ ermöglicht die Bewegung des Fischbildes. </text:p>
      <text:p text:style-name="P11">Wird das Bild bewegt, wird die neue Position des Fisches auf den Handybildschirm ermittelt und die Methode, die die Bewegungen an den AirSwimmer weitergibt, aufgerufen. Bei keiner Bewegung passiert nichts.</text:p>
      <text:p text:style-name="P11"/>
      <text:p text:style-name="P14"><draw:frame draw:style-name="fr2" draw:name="Grafik2" text:anchor-type="paragraph" svg:y="0.192cm" svg:width="15.782cm" svg:height="9.169cm" draw:z-index="1"><draw:image xlink:href="Pictures/20000009000062150000569D967FE6A7.svm" xlink:type="simple" xlink:show="embed" xlink:actuate="onLoad"/></draw:frame>(Bild der SlideAp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6:13:49.99</meta:creation-date>
    <dc:date>2013-06-08T21:15:49.80</dc:date>
    <meta:editing-duration>PT1H49M41S</meta:editing-duration>
    <meta:editing-cycles>14</meta:editing-cycles>
    <meta:generator>LibreOffice/4.0.3.3$Windows_x86 LibreOffice_project/0eaa50a932c8f2199a615e1eb30f7ac74279539</meta:generator>
    <meta:document-statistic meta:table-count="0" meta:image-count="2" meta:object-count="0" meta:page-count="2" meta:paragraph-count="14" meta:word-count="334" meta:character-count="2476" meta:non-whitespace-character-count="2152"/>
  </office:meta>
</office:document-meta>
</file>